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f1717"/>
    </style:style>
    <style:style style:name="P2" style:family="paragraph" style:parent-style-name="Standard">
      <style:text-properties officeooo:rsid="000f1717" officeooo:paragraph-rsid="000f1717"/>
    </style:style>
    <style:style style:name="P3" style:family="paragraph" style:parent-style-name="Standard">
      <style:text-properties officeooo:rsid="000f1717" officeooo:paragraph-rsid="00100a59"/>
    </style:style>
    <style:style style:name="P4" style:family="paragraph" style:parent-style-name="Standard">
      <style:text-properties officeooo:paragraph-rsid="00100a59"/>
    </style:style>
    <style:style style:name="P5" style:family="paragraph" style:parent-style-name="Standard">
      <style:text-properties officeooo:rsid="00100a59" officeooo:paragraph-rsid="00100a59"/>
    </style:style>
    <style:style style:name="P6" style:family="paragraph" style:parent-style-name="Standard">
      <style:text-properties officeooo:rsid="00100ff7" officeooo:paragraph-rsid="00100ff7"/>
    </style:style>
    <style:style style:name="P7" style:family="paragraph" style:parent-style-name="Standard">
      <style:text-properties officeooo:rsid="00100ff7" officeooo:paragraph-rsid="00106dc9"/>
    </style:style>
    <style:style style:name="P8" style:family="paragraph" style:parent-style-name="Standard">
      <style:text-properties officeooo:rsid="00106dc9" officeooo:paragraph-rsid="00106dc9"/>
    </style:style>
    <style:style style:name="P9" style:family="paragraph" style:parent-style-name="Standard">
      <style:text-properties officeooo:rsid="00106dc9" officeooo:paragraph-rsid="00121b16"/>
    </style:style>
    <style:style style:name="P10" style:family="paragraph" style:parent-style-name="Standard">
      <style:text-properties officeooo:rsid="00121b16" officeooo:paragraph-rsid="00121b16"/>
    </style:style>
    <style:style style:name="P11" style:family="paragraph" style:parent-style-name="Standard">
      <style:text-properties officeooo:rsid="00121b16" officeooo:paragraph-rsid="0013ba4e"/>
    </style:style>
    <style:style style:name="P12" style:family="paragraph" style:parent-style-name="Standard">
      <style:text-properties officeooo:rsid="0013ba4e" officeooo:paragraph-rsid="0013ba4e"/>
    </style:style>
    <style:style style:name="P13" style:family="paragraph" style:parent-style-name="Standard">
      <style:paragraph-properties fo:text-align="justify" style:justify-single-word="false"/>
      <style:text-properties officeooo:rsid="0013ba4e" officeooo:paragraph-rsid="0013ba4e"/>
    </style:style>
    <style:style style:name="P14" style:family="paragraph" style:parent-style-name="Standard">
      <style:text-properties officeooo:rsid="0013fb43" officeooo:paragraph-rsid="0013fb43"/>
    </style:style>
    <style:style style:name="P15" style:family="paragraph" style:parent-style-name="Standard">
      <style:text-properties officeooo:paragraph-rsid="0013fb43"/>
    </style:style>
    <style:style style:name="P16" style:family="paragraph" style:parent-style-name="Standard">
      <style:text-properties officeooo:rsid="0014917f" officeooo:paragraph-rsid="0014917f"/>
    </style:style>
    <style:style style:name="P17" style:family="paragraph" style:parent-style-name="Standard">
      <style:text-properties officeooo:rsid="001664c4" officeooo:paragraph-rsid="001664c4"/>
    </style:style>
    <style:style style:name="T1" style:family="text">
      <style:text-properties officeooo:rsid="00100a59"/>
    </style:style>
    <style:style style:name="T2" style:family="text">
      <style:text-properties officeooo:rsid="00100ff7"/>
    </style:style>
    <style:style style:name="T3" style:family="text">
      <style:text-properties officeooo:rsid="00106dc9"/>
    </style:style>
    <style:style style:name="T4" style:family="text">
      <style:text-properties officeooo:rsid="0013fb43"/>
    </style:style>
    <style:style style:name="T5" style:family="text">
      <style:text-properties officeooo:rsid="001491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radores: <text:s text:c="3"/>σπρ←∩∪÷⨝⟕⟖⟗</text:p>
      <text:p text:style-name="Standard"/>
      <text:p text:style-name="Standard">Cliente (Cod-Cli, Nome-Cli, UF-Cli)</text:p>
      <text:p text:style-name="Standard">Projeto (Sigla, Nome-Pro, Data-Início, Cod-Cli)</text:p>
      <text:p text:style-name="Standard">Consultor (CPF, Nome-Con, DataNasc-Con, UFNasc-Con)</text:p>
      <text:p text:style-name="Standard">Equipe (Sigla, CPF)</text:p>
      <text:p text:style-name="Standard">Nenhum atributo admite</text:p>
      <text:p text:style-name="Standard">valor nulo</text:p>
      <text:p text:style-name="Standard">Viagem (CPF, Sigla, Data, Origem, Destino)</text:p>
      <text:p text:style-name="Standard">Local (Nome-Loc, UF-Loc)</text:p>
      <text:p text:style-name="Standard"/>
      <text:p text:style-name="P2">1. <text:s/>π Projeto.sigla, nome-pro σ{Equipe.sigla = null} Projeto <text:s/>⟕ {Projeto.sigla = Equipe.sigla} Equipe</text:p>
      <text:p text:style-name="P2"/>
      <text:p text:style-name="P15">2. <text:span text:style-name="T1">Temporario</text:span>← ρ<text:span text:style-name="T1">(sigla) π Projeto.sigla </text:span>σ {Projeto.sigla = Equipe.sigla <text:span text:style-name="T1">and Equipe.cpf=consulto.cpf </text:span>and <text:s/>DataNasc-Con&gt; “<text:span text:style-name="T1">31/12/1986”</text:span>} Projeto x Equipe <text:span text:style-name="T1">x Consultor</text:span></text:p>
      <text:p text:style-name="Standard"/>
      <text:p text:style-name="Standard"/>
      <text:p text:style-name="P15"><text:span text:style-name="T1">Temporario</text:span>← ρ<text:span text:style-name="T1">(sigla) π Projeto.sigla </text:span>σ {DataNasc-Con&gt; “<text:span text:style-name="T1">31/12/1986”</text:span>} Projeto ⨝ <text:span text:style-name="T1">{Projeto.sigla = Equipe.sigla}</text:span> Equipe ⨝<text:span text:style-name="T1"> {Equipe.cpf=consulto.cpf } Consultor</text:span></text:p>
      <text:p text:style-name="P4"/>
      <text:p text:style-name="Standard"/>
      <text:p text:style-name="Standard"><text:s text:c="5"/></text:p>
      <text:p text:style-name="P3"><text:s text:c="4"/><text:span text:style-name="T1">Temporario2 ← </text:span><text:s/><text:span text:style-name="T1">sigla (Projeto) – Temporario</text:span></text:p>
      <text:p text:style-name="P3"/>
      <text:p text:style-name="P3"><text:s text:c="5"/><text:span text:style-name="T1">Result ←<text:tab/> π Projeto.sigla, nome-pro (Temporario2 * Projeto)</text:span></text:p>
      <text:p text:style-name="P3"/>
      <text:p text:style-name="P3"/>
      <text:p text:style-name="P3"/>
      <text:p text:style-name="P5">3.</text:p>
      <text:p text:style-name="P5"/>
      <text:p text:style-name="P6"><text:s/>π Projeto.sigla, nome-pro σ {Projeto.sigla=viagem.sigla and destino=nome-local and uf-loc=”RS”} (Projeto x viagem x local)</text:p>
      <text:p text:style-name="P5"/>
      <text:p text:style-name="P5"/>
      <text:p text:style-name="P5"/>
      <text:p text:style-name="P6">4.</text:p>
      <text:p text:style-name="P6"/>
      <text:p text:style-name="P6">π Projeto.sigla, nome-pro <text:s/>σ {Projeto.cod_cli= cliente.cod-cli and nome-cli &lt;&gt; “Kuala Lampur” } (Projeto x cliente)</text:p>
      <text:p text:style-name="P3"/>
      <text:p text:style-name="P3"/>
      <text:p text:style-name="P6">5.</text:p>
      <text:p text:style-name="P7"><text:s/>Consultores_parana ← π <text:span text:style-name="T3">cpf </text:span>σ {UFNasc-Con = “PR”} (Consultor)</text:p>
      <text:p text:style-name="P7"/>
      <text:p text:style-name="P7"/>
      <text:p text:style-name="P8"><text:s/>Projetos ← ρ(sigla,nome-pro,cpf,cpfA) <text:span text:style-name="T2">π <text:s/></text:span>Projeto.sigla, nome-pro, cpf,cpf <text:span text:style-name="T2">σ </text:span></text:p>
      <text:p text:style-name="P8"><text:span text:style-name="T2"><text:s text:c="64"/>{</text:span>Projeto.sigla=Equipe.sigla} Projeto x Equipe</text:p>
      <text:p text:style-name="P8"/>
      <text:p text:style-name="P8">Result ← ρ(sigla,nome-pro,cpf ) Projetos ÷ <text:span text:style-name="T2">Consultores_parana</text:span></text:p>
      <text:p text:style-name="P8"/>
      <text:p text:style-name="P8"/>
      <text:p text:style-name="P8"><text:soft-page-break/>6.</text:p>
      <text:p text:style-name="P8"/>
      <text:p text:style-name="P8"/>
      <text:p text:style-name="P8"><text:s/><text:span text:style-name="T2">π <text:s/></text:span>UF-Loc <text:span text:style-name="T2">σ {</text:span>Destino=Nome-Local and sigla=”XP”}(Viagem x Local)</text:p>
      <text:p text:style-name="P8"/>
      <text:p text:style-name="P8"/>
      <text:p text:style-name="P10">7.</text:p>
      <text:p text:style-name="P10"/>
      <text:p text:style-name="P10"><text:span text:style-name="T2">π <text:s/></text:span>Consultor.<text:span text:style-name="T2">CPF, Nome-Con σ {</text:span><text:span text:style-name="T3">Destino=Nome-Local and <text:s/></text:span>Consultor.cpf=viagem.cpf and UFNasc-Con=Uf-loc} (Consultor x Viagem x Local)</text:p>
      <text:p text:style-name="P8"/>
      <text:p text:style-name="P8"/>
      <text:p text:style-name="P8"/>
      <text:p text:style-name="P10">8.</text:p>
      <text:p text:style-name="P10"/>
      <text:p text:style-name="P10"><text:span text:style-name="T2">π <text:s/>Projeto.sigla, nome-pro <text:s/>σ {</text:span>Projeto.sigla = viagem.sigla and <text:span text:style-name="T3">Destino=Nome-Local and <text:s/></text:span>Consultor.cpf=viagem.cpf and UFNasc-Con=Uf-loc} (Consultor x Viagem x Local <text:s/>x Projeto)</text:p>
      <text:p text:style-name="P9"/>
      <text:p text:style-name="P10"/>
      <text:p text:style-name="P10"><text:span text:style-name="T2">π <text:s/>Projeto.sigla, nome-pro <text:s/>σ {</text:span>UFNasc-Con=Uf-loc} (Consultor </text:p>
      <text:p text:style-name="P10"><text:tab/><text:tab/><text:tab/><text:tab/><text:tab/><text:tab/><text:tab/>⨝ {Consultor.cpf=viagem.cpf} Viagem <text:s text:c="82"/></text:p>
      <text:p text:style-name="P10"><text:tab/><text:tab/><text:tab/><text:tab/><text:tab/><text:tab/><text:tab/>⨝ <text:s/>{<text:span text:style-name="T3">Destino=Nome-Local</text:span>} Local <text:s text:c="84"/></text:p>
      <text:p text:style-name="P10"><text:tab/><text:tab/><text:tab/><text:tab/><text:tab/><text:tab/><text:tab/>⨝ {Projeto.sigla = viagem.sigla} Projeto)</text:p>
      <text:p text:style-name="P10"/>
      <text:p text:style-name="P10"/>
      <text:p text:style-name="P10">9.</text:p>
      <text:p text:style-name="P10"/>
      <text:p text:style-name="P10"><text:span text:style-name="T2">π <text:s/>Projeto.sigla, nome-pro <text:s/>σ {</text:span>Uf-loc =”BA” and year(data)=2007} <text:s text:c="6"/>Viagem <text:s text:c="82"/></text:p>
      <text:p text:style-name="P10"><text:tab/><text:tab/><text:tab/><text:tab/><text:tab/><text:tab/><text:tab/>⨝ <text:s/>{<text:span text:style-name="T3">Destino=Nome-Local</text:span>} Local <text:s text:c="84"/></text:p>
      <text:p text:style-name="P10"><text:tab/><text:tab/><text:tab/><text:tab/><text:tab/><text:tab/><text:tab/>⨝ {Projeto.sigla = viagem.sigla} Projeto)</text:p>
      <text:p text:style-name="P10"/>
      <text:p text:style-name="P10"/>
      <text:p text:style-name="P12">10.</text:p>
      <text:p text:style-name="P12"/>
      <text:p text:style-name="P12">Destino ← <text:span text:style-name="T2">π </text:span>nome_loc <text:span text:style-name="T2">σ {</text:span>destino=nome_loc}<text:span text:style-name="T2"> </text:span>Viagem x Local</text:p>
      <text:p text:style-name="P12">Result ← <text:s/><text:span text:style-name="T2">π </text:span>nome_loc (Local) – Destino</text:p>
      <text:p text:style-name="P12"/>
      <text:p text:style-name="P12"/>
      <text:p text:style-name="P12">11.</text:p>
      <text:p text:style-name="P12"/>
      <text:p text:style-name="P12">Origem ← <text:span text:style-name="T2">π </text:span>nome_loc <text:span text:style-name="T2">σ {</text:span>origem=nome_loc}<text:span text:style-name="T2"> </text:span>Viagem x Local</text:p>
      <text:p text:style-name="P12">Destino ← <text:span text:style-name="T2">π </text:span>nome_loc <text:span text:style-name="T2">σ {</text:span>destino=nome_loc}<text:span text:style-name="T2"> </text:span>Viagem x Local</text:p>
      <text:p text:style-name="P12">Result ← <text:s/><text:span text:style-name="T2">π </text:span>nome_loc (Local) – Origem – Destino</text:p>
      <text:p text:style-name="P12"/>
      <text:p text:style-name="P13"/>
      <text:p text:style-name="P13"/>
      <text:p text:style-name="P13">12.</text:p>
      <text:p text:style-name="P13"/>
      <text:p text:style-name="P13"/>
      <text:p text:style-name="P13"/>
      <text:p text:style-name="P12"/>
      <text:p text:style-name="P11"/>
      <text:p text:style-name="P10"><text:soft-page-break/></text:p>
      <text:p text:style-name="P10"/>
      <text:p text:style-name="P9"/>
      <text:p text:style-name="P15"><text:span text:style-name="T1">Temporario</text:span><text:span text:style-name="T4">1</text:span>← ρ<text:span text:style-name="T1">(</text:span><text:span text:style-name="T4">cpf,nome-con</text:span><text:span text:style-name="T1">) π </text:span><text:span text:style-name="T4">Consultor.cpf,nome-con</text:span><text:span text:style-name="T1"> </text:span>σ {Projeto.sigla = Equipe.sigla <text:span text:style-name="T1">and Equipe.cpf=consulto.cpf </text:span><text:span text:style-name="T4">and year(data-inicio)=2007</text:span>} Projeto x Equipe <text:span text:style-name="T1">x Consultor</text:span></text:p>
      <text:p text:style-name="P15"/>
      <text:p text:style-name="P15"><text:span text:style-name="T1">Temporario</text:span><text:span text:style-name="T4">2</text:span>← ρ<text:span text:style-name="T1">(</text:span><text:span text:style-name="T4">cpf,nome-con</text:span><text:span text:style-name="T1">) π </text:span><text:span text:style-name="T4">Consultor.cpf,nome-con</text:span><text:span text:style-name="T1"> </text:span>σ {Projeto.sigla = Equipe.sigla <text:span text:style-name="T1">and Equipe.cpf=consulto.cpf </text:span>} Projeto x Equipe <text:span text:style-name="T1">x Consultor</text:span></text:p>
      <text:p text:style-name="P15"/>
      <text:p text:style-name="P14">Result ← Temporartio2 - Temporario1</text:p>
      <text:p text:style-name="P8"/>
      <text:p text:style-name="P14"/>
      <text:p text:style-name="P14"/>
      <text:p text:style-name="P14">13.</text:p>
      <text:p text:style-name="P14"/>
      <text:p text:style-name="P14"><text:span text:style-name="T1">π </text:span>cpf,nome-con σ { UFNasc-Con &lt;&gt; “RJ” } (Consultor)</text:p>
      <text:p text:style-name="P14"/>
      <text:p text:style-name="P14"/>
      <text:p text:style-name="P14"/>
      <text:p text:style-name="P14">1<text:span text:style-name="T5">5.</text:span></text:p>
      <text:p text:style-name="P14"/>
      <text:p text:style-name="P14"/>
      <text:p text:style-name="P16">dividendo ← <text:span text:style-name="T1">π </text:span>sigla <text:span text:style-name="T4">σ </text:span>{Projeto.cod-cli=Cliente.cod-cli and nome-cli=”Kuala Lampur”}Projeto x cliente</text:p>
      <text:p text:style-name="P16"/>
      <text:p text:style-name="P16">divisor ← Equipe.cpf,nome-con,sigla <text:span text:style-name="T4">σ </text:span>{Equipe.cpf=Consultor.cpf} (Equipe x Consultor)</text:p>
      <text:p text:style-name="P16"/>
      <text:p text:style-name="P16">Result ← divisor ÷ dividendo</text:p>
      <text:p text:style-name="P16"/>
      <text:p text:style-name="P16"/>
      <text:p text:style-name="P17">G</text:p>
      <text:p text:style-name="P17"/>
      <text:p text:style-name="P17"/>
      <text:p text:style-name="P17"/>
      <text:p text:style-name="P17"/>
      <text:p text:style-name="P17"/>
      <text:p text:style-name="P17">Reprovados ← <text:span text:style-name="T1">π </text:span>Cd-disc <text:span text:style-name="T4">σ </text:span>( NOTA&lt;5) <text:s/>(Historico)</text:p>
      <text:p text:style-name="P17"/>
      <text:p text:style-name="P17">todas_cursadas ← <text:span text:style-name="T1">π </text:span>Cd-disc <text:s text:c="2"/>(Historico)</text:p>
      <text:p text:style-name="P17"/>
      <text:p text:style-name="P17">APROVADAS← todas_cursadas – Reprovadas</text:p>
      <text:p text:style-name="P17"/>
      <text:p text:style-name="P17">Result ← <text:span text:style-name="T1">π </text:span>NOME_DISC (APROVADAS * DISCIPLINA)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6:55:37.191798067</meta:creation-date>
    <dc:date>2023-11-07T18:49:36.430008526</dc:date>
    <meta:editing-duration>PT35M4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60" meta:word-count="375" meta:character-count="3471" meta:non-whitespace-character-count="2661"/>
  </office:meta>
</office:document-meta>
</file>